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age Width</text:p>
          </table:table-cell>
          <table:table-cell office:value-type="string" calcext:value-type="string">
            <text:p>Image Height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Hieght</text:p>
          </table:table-cell>
          <table:table-cell office:value-type="string" calcext:value-type="string">
            <text:p>Origin X</text:p>
          </table:table-cell>
          <table:table-cell office:value-type="string" calcext:value-type="string">
            <text:p>Origin Y</text:p>
          </table:table-cell>
          <table:table-cell table:number-columns-repeated="11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4149" calcext:value-type="float">
            <text:p>4149</text:p>
          </table:table-cell>
          <table:table-cell table:formula="of:=[.A2]/9" office:value-type="float" office:value="480" calcext:value-type="float">
            <text:p>480</text:p>
          </table:table-cell>
          <table:table-cell table:formula="of:=[.B2]/9" office:value-type="float" office:value="461" calcext:value-type="float">
            <text:p>461</text:p>
          </table:table-cell>
          <table:table-cell office:value-type="float" office:value="242" calcext:value-type="float">
            <text:p>242</text:p>
          </table:table-cell>
          <table:table-cell office:value-type="float" office:value="440" calcext:value-type="float">
            <text:p>44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table:number-columns-repeated="2"/>
          <table:table-cell office:value-type="string" calcext:value-type="string">
            <text:p>Label:</text:p>
          </table:table-cell>
          <table:table-cell office:value-type="string" calcext:value-type="string">
            <text:p>Integer Address:</text:p>
          </table:table-cell>
          <table:table-cell office:value-type="string" calcext:value-type="string">
            <text:p>Texture:</text:p>
          </table:table-cell>
          <table:table-cell office:value-type="string" calcext:value-type="string">
            <text:p>Left:</text:p>
          </table:table-cell>
          <table:table-cell office:value-type="string" calcext:value-type="string">
            <text:p>Top:</text:p>
          </table:table-cell>
          <table:table-cell office:value-type="string" calcext:value-type="string">
            <text:p>Width:</text:p>
          </table:table-cell>
          <table:table-cell office:value-type="string" calcext:value-type="string">
            <text:p>Height:</text:p>
          </table:table-cell>
          <table:table-cell office:value-type="string" calcext:value-type="string">
            <text:p>Origin X:</text:p>
          </table:table-cell>
          <table:table-cell office:value-type="string" calcext:value-type="string">
            <text:p>Origin Y:</text:p>
          </table:table-cell>
          <table:table-cell office:value-type="string" calcext:value-type="string">
            <text:p>Scale X:</text:p>
          </table:table-cell>
          <table:table-cell office:value-type="string" calcext:value-type="string">
            <text:p>Scale Y:</text:p>
          </table:table-cell>
          <table:table-cell office:value-type="string" calcext:value-type="string">
            <text:p>Scale By:</text:p>
          </table:table-cell>
          <table:table-cell office:value-type="string" calcext:value-type="string">
            <text:p>Comment: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TTY</text:p>
          </table:table-cell>
          <table:table-cell table:formula="of:=[.B5]*[.$C$2]" office:value-type="float" office:value="0" calcext:value-type="float">
            <text:p>0</text:p>
          </table:table-cell>
          <table:table-cell table:formula="of:=[.A5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TTY</text:p>
          </table:table-cell>
          <table:table-cell table:formula="of:=[.B6]*[.$C$2]" office:value-type="float" office:value="480" calcext:value-type="float">
            <text:p>480</text:p>
          </table:table-cell>
          <table:table-cell table:formula="of:=[.A6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TTY</text:p>
          </table:table-cell>
          <table:table-cell table:formula="of:=[.B7]*[.$C$2]" office:value-type="float" office:value="960" calcext:value-type="float">
            <text:p>960</text:p>
          </table:table-cell>
          <table:table-cell table:formula="of:=[.A7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TTY</text:p>
          </table:table-cell>
          <table:table-cell table:formula="of:=[.B8]*[.$C$2]" office:value-type="float" office:value="1440" calcext:value-type="float">
            <text:p>1440</text:p>
          </table:table-cell>
          <table:table-cell table:formula="of:=[.A8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TY</text:p>
          </table:table-cell>
          <table:table-cell table:formula="of:=[.B9]*[.$C$2]" office:value-type="float" office:value="1920" calcext:value-type="float">
            <text:p>1920</text:p>
          </table:table-cell>
          <table:table-cell table:formula="of:=[.A9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TTY</text:p>
          </table:table-cell>
          <table:table-cell table:formula="of:=[.B10]*[.$C$2]" office:value-type="float" office:value="2400" calcext:value-type="float">
            <text:p>2400</text:p>
          </table:table-cell>
          <table:table-cell table:formula="of:=[.A10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TTY</text:p>
          </table:table-cell>
          <table:table-cell table:formula="of:=[.B11]*[.$C$2]" office:value-type="float" office:value="2880" calcext:value-type="float">
            <text:p>2880</text:p>
          </table:table-cell>
          <table:table-cell table:formula="of:=[.A11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TTY</text:p>
          </table:table-cell>
          <table:table-cell table:formula="of:=[.B12]*[.$C$2]" office:value-type="float" office:value="3360" calcext:value-type="float">
            <text:p>3360</text:p>
          </table:table-cell>
          <table:table-cell table:formula="of:=[.A12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TTY</text:p>
          </table:table-cell>
          <table:table-cell table:formula="of:=[.B13]*[.$C$2]" office:value-type="float" office:value="3840" calcext:value-type="float">
            <text:p>3840</text:p>
          </table:table-cell>
          <table:table-cell table:formula="of:=[.A13]*[.$D$2]" office:value-type="float" office:value="0" calcext:value-type="float">
            <text:p>0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TTY</text:p>
          </table:table-cell>
          <table:table-cell table:formula="of:=[.B14]*[.$C$2]" office:value-type="float" office:value="0" calcext:value-type="float">
            <text:p>0</text:p>
          </table:table-cell>
          <table:table-cell table:formula="of:=[.A14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TTY</text:p>
          </table:table-cell>
          <table:table-cell table:formula="of:=[.B15]*[.$C$2]" office:value-type="float" office:value="480" calcext:value-type="float">
            <text:p>480</text:p>
          </table:table-cell>
          <table:table-cell table:formula="of:=[.A15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TTY</text:p>
          </table:table-cell>
          <table:table-cell table:formula="of:=[.B16]*[.$C$2]" office:value-type="float" office:value="960" calcext:value-type="float">
            <text:p>960</text:p>
          </table:table-cell>
          <table:table-cell table:formula="of:=[.A16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TY</text:p>
          </table:table-cell>
          <table:table-cell table:formula="of:=[.B17]*[.$C$2]" office:value-type="float" office:value="1440" calcext:value-type="float">
            <text:p>1440</text:p>
          </table:table-cell>
          <table:table-cell table:formula="of:=[.A17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TY</text:p>
          </table:table-cell>
          <table:table-cell table:formula="of:=[.B18]*[.$C$2]" office:value-type="float" office:value="1920" calcext:value-type="float">
            <text:p>1920</text:p>
          </table:table-cell>
          <table:table-cell table:formula="of:=[.A18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TTY</text:p>
          </table:table-cell>
          <table:table-cell table:formula="of:=[.B19]*[.$C$2]" office:value-type="float" office:value="2400" calcext:value-type="float">
            <text:p>2400</text:p>
          </table:table-cell>
          <table:table-cell table:formula="of:=[.A19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TTY</text:p>
          </table:table-cell>
          <table:table-cell table:formula="of:=[.B20]*[.$C$2]" office:value-type="float" office:value="2880" calcext:value-type="float">
            <text:p>2880</text:p>
          </table:table-cell>
          <table:table-cell table:formula="of:=[.A20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TTY</text:p>
          </table:table-cell>
          <table:table-cell table:formula="of:=[.B21]*[.$C$2]" office:value-type="float" office:value="3360" calcext:value-type="float">
            <text:p>3360</text:p>
          </table:table-cell>
          <table:table-cell table:formula="of:=[.A21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TTY</text:p>
          </table:table-cell>
          <table:table-cell table:formula="of:=[.B22]*[.$C$2]" office:value-type="float" office:value="3840" calcext:value-type="float">
            <text:p>3840</text:p>
          </table:table-cell>
          <table:table-cell table:formula="of:=[.A22]*[.$D$2]" office:value-type="float" office:value="461" calcext:value-type="float">
            <text:p>461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TTY</text:p>
          </table:table-cell>
          <table:table-cell table:formula="of:=[.B23]*[.$C$2]" office:value-type="float" office:value="0" calcext:value-type="float">
            <text:p>0</text:p>
          </table:table-cell>
          <table:table-cell table:formula="of:=[.A23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TTY</text:p>
          </table:table-cell>
          <table:table-cell table:formula="of:=[.B24]*[.$C$2]" office:value-type="float" office:value="480" calcext:value-type="float">
            <text:p>480</text:p>
          </table:table-cell>
          <table:table-cell table:formula="of:=[.A24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ITTY</text:p>
          </table:table-cell>
          <table:table-cell table:formula="of:=[.B25]*[.$C$2]" office:value-type="float" office:value="960" calcext:value-type="float">
            <text:p>960</text:p>
          </table:table-cell>
          <table:table-cell table:formula="of:=[.A25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TTY</text:p>
          </table:table-cell>
          <table:table-cell table:formula="of:=[.B26]*[.$C$2]" office:value-type="float" office:value="1440" calcext:value-type="float">
            <text:p>1440</text:p>
          </table:table-cell>
          <table:table-cell table:formula="of:=[.A26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TTY</text:p>
          </table:table-cell>
          <table:table-cell table:formula="of:=[.B27]*[.$C$2]" office:value-type="float" office:value="1920" calcext:value-type="float">
            <text:p>1920</text:p>
          </table:table-cell>
          <table:table-cell table:formula="of:=[.A27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TTY</text:p>
          </table:table-cell>
          <table:table-cell table:formula="of:=[.B28]*[.$C$2]" office:value-type="float" office:value="2400" calcext:value-type="float">
            <text:p>2400</text:p>
          </table:table-cell>
          <table:table-cell table:formula="of:=[.A28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ITTY</text:p>
          </table:table-cell>
          <table:table-cell table:formula="of:=[.B29]*[.$C$2]" office:value-type="float" office:value="2880" calcext:value-type="float">
            <text:p>2880</text:p>
          </table:table-cell>
          <table:table-cell table:formula="of:=[.A29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TTY</text:p>
          </table:table-cell>
          <table:table-cell table:formula="of:=[.B30]*[.$C$2]" office:value-type="float" office:value="3360" calcext:value-type="float">
            <text:p>3360</text:p>
          </table:table-cell>
          <table:table-cell table:formula="of:=[.A30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ITTY</text:p>
          </table:table-cell>
          <table:table-cell table:formula="of:=[.B31]*[.$C$2]" office:value-type="float" office:value="3840" calcext:value-type="float">
            <text:p>3840</text:p>
          </table:table-cell>
          <table:table-cell table:formula="of:=[.A31]*[.$D$2]" office:value-type="float" office:value="922" calcext:value-type="float">
            <text:p>922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ITTY</text:p>
          </table:table-cell>
          <table:table-cell table:formula="of:=[.B32]*[.$C$2]" office:value-type="float" office:value="0" calcext:value-type="float">
            <text:p>0</text:p>
          </table:table-cell>
          <table:table-cell table:formula="of:=[.A32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ITTY</text:p>
          </table:table-cell>
          <table:table-cell table:formula="of:=[.B33]*[.$C$2]" office:value-type="float" office:value="480" calcext:value-type="float">
            <text:p>480</text:p>
          </table:table-cell>
          <table:table-cell table:formula="of:=[.A33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ITTY</text:p>
          </table:table-cell>
          <table:table-cell table:formula="of:=[.B34]*[.$C$2]" office:value-type="float" office:value="960" calcext:value-type="float">
            <text:p>960</text:p>
          </table:table-cell>
          <table:table-cell table:formula="of:=[.A34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ITTY</text:p>
          </table:table-cell>
          <table:table-cell table:formula="of:=[.B35]*[.$C$2]" office:value-type="float" office:value="1440" calcext:value-type="float">
            <text:p>1440</text:p>
          </table:table-cell>
          <table:table-cell table:formula="of:=[.A35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ITTY</text:p>
          </table:table-cell>
          <table:table-cell table:formula="of:=[.B36]*[.$C$2]" office:value-type="float" office:value="1920" calcext:value-type="float">
            <text:p>1920</text:p>
          </table:table-cell>
          <table:table-cell table:formula="of:=[.A36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ITTY</text:p>
          </table:table-cell>
          <table:table-cell table:formula="of:=[.B37]*[.$C$2]" office:value-type="float" office:value="2400" calcext:value-type="float">
            <text:p>2400</text:p>
          </table:table-cell>
          <table:table-cell table:formula="of:=[.A37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TTY</text:p>
          </table:table-cell>
          <table:table-cell table:formula="of:=[.B38]*[.$C$2]" office:value-type="float" office:value="2880" calcext:value-type="float">
            <text:p>2880</text:p>
          </table:table-cell>
          <table:table-cell table:formula="of:=[.A38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ITTY</text:p>
          </table:table-cell>
          <table:table-cell table:formula="of:=[.B39]*[.$C$2]" office:value-type="float" office:value="3360" calcext:value-type="float">
            <text:p>3360</text:p>
          </table:table-cell>
          <table:table-cell table:formula="of:=[.A39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ITTY</text:p>
          </table:table-cell>
          <table:table-cell table:formula="of:=[.B40]*[.$C$2]" office:value-type="float" office:value="3840" calcext:value-type="float">
            <text:p>3840</text:p>
          </table:table-cell>
          <table:table-cell table:formula="of:=[.A40]*[.$D$2]" office:value-type="float" office:value="1383" calcext:value-type="float">
            <text:p>1383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ITTY</text:p>
          </table:table-cell>
          <table:table-cell table:formula="of:=[.B41]*[.$C$2]" office:value-type="float" office:value="0" calcext:value-type="float">
            <text:p>0</text:p>
          </table:table-cell>
          <table:table-cell table:formula="of:=[.A41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ITTY</text:p>
          </table:table-cell>
          <table:table-cell table:formula="of:=[.B42]*[.$C$2]" office:value-type="float" office:value="480" calcext:value-type="float">
            <text:p>480</text:p>
          </table:table-cell>
          <table:table-cell table:formula="of:=[.A42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ITTY</text:p>
          </table:table-cell>
          <table:table-cell table:formula="of:=[.B43]*[.$C$2]" office:value-type="float" office:value="960" calcext:value-type="float">
            <text:p>960</text:p>
          </table:table-cell>
          <table:table-cell table:formula="of:=[.A43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ITTY</text:p>
          </table:table-cell>
          <table:table-cell table:formula="of:=[.B44]*[.$C$2]" office:value-type="float" office:value="1440" calcext:value-type="float">
            <text:p>1440</text:p>
          </table:table-cell>
          <table:table-cell table:formula="of:=[.A44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ITTY</text:p>
          </table:table-cell>
          <table:table-cell table:formula="of:=[.B45]*[.$C$2]" office:value-type="float" office:value="1920" calcext:value-type="float">
            <text:p>1920</text:p>
          </table:table-cell>
          <table:table-cell table:formula="of:=[.A45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ITTY</text:p>
          </table:table-cell>
          <table:table-cell table:formula="of:=[.B46]*[.$C$2]" office:value-type="float" office:value="2400" calcext:value-type="float">
            <text:p>2400</text:p>
          </table:table-cell>
          <table:table-cell table:formula="of:=[.A46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ITTY</text:p>
          </table:table-cell>
          <table:table-cell table:formula="of:=[.B47]*[.$C$2]" office:value-type="float" office:value="2880" calcext:value-type="float">
            <text:p>2880</text:p>
          </table:table-cell>
          <table:table-cell table:formula="of:=[.A47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TTY</text:p>
          </table:table-cell>
          <table:table-cell table:formula="of:=[.B48]*[.$C$2]" office:value-type="float" office:value="3360" calcext:value-type="float">
            <text:p>3360</text:p>
          </table:table-cell>
          <table:table-cell table:formula="of:=[.A48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ITTY</text:p>
          </table:table-cell>
          <table:table-cell table:formula="of:=[.B49]*[.$C$2]" office:value-type="float" office:value="3840" calcext:value-type="float">
            <text:p>3840</text:p>
          </table:table-cell>
          <table:table-cell table:formula="of:=[.A49]*[.$D$2]" office:value-type="float" office:value="1844" calcext:value-type="float">
            <text:p>1844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ITTY</text:p>
          </table:table-cell>
          <table:table-cell table:formula="of:=[.B50]*[.$C$2]" office:value-type="float" office:value="0" calcext:value-type="float">
            <text:p>0</text:p>
          </table:table-cell>
          <table:table-cell table:formula="of:=[.A50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ITTY</text:p>
          </table:table-cell>
          <table:table-cell table:formula="of:=[.B51]*[.$C$2]" office:value-type="float" office:value="480" calcext:value-type="float">
            <text:p>480</text:p>
          </table:table-cell>
          <table:table-cell table:formula="of:=[.A51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TTY</text:p>
          </table:table-cell>
          <table:table-cell table:formula="of:=[.B52]*[.$C$2]" office:value-type="float" office:value="960" calcext:value-type="float">
            <text:p>960</text:p>
          </table:table-cell>
          <table:table-cell table:formula="of:=[.A52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ITTY</text:p>
          </table:table-cell>
          <table:table-cell table:formula="of:=[.B53]*[.$C$2]" office:value-type="float" office:value="1440" calcext:value-type="float">
            <text:p>1440</text:p>
          </table:table-cell>
          <table:table-cell table:formula="of:=[.A53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TTY</text:p>
          </table:table-cell>
          <table:table-cell table:formula="of:=[.B54]*[.$C$2]" office:value-type="float" office:value="1920" calcext:value-type="float">
            <text:p>1920</text:p>
          </table:table-cell>
          <table:table-cell table:formula="of:=[.A54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ITTY</text:p>
          </table:table-cell>
          <table:table-cell table:formula="of:=[.B55]*[.$C$2]" office:value-type="float" office:value="2400" calcext:value-type="float">
            <text:p>2400</text:p>
          </table:table-cell>
          <table:table-cell table:formula="of:=[.A55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ITTY</text:p>
          </table:table-cell>
          <table:table-cell table:formula="of:=[.B56]*[.$C$2]" office:value-type="float" office:value="2880" calcext:value-type="float">
            <text:p>2880</text:p>
          </table:table-cell>
          <table:table-cell table:formula="of:=[.A56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ITTY</text:p>
          </table:table-cell>
          <table:table-cell table:formula="of:=[.B57]*[.$C$2]" office:value-type="float" office:value="3360" calcext:value-type="float">
            <text:p>3360</text:p>
          </table:table-cell>
          <table:table-cell table:formula="of:=[.A57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ITTY</text:p>
          </table:table-cell>
          <table:table-cell table:formula="of:=[.B58]*[.$C$2]" office:value-type="float" office:value="3840" calcext:value-type="float">
            <text:p>3840</text:p>
          </table:table-cell>
          <table:table-cell table:formula="of:=[.A58]*[.$D$2]" office:value-type="float" office:value="2305" calcext:value-type="float">
            <text:p>2305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ITTY</text:p>
          </table:table-cell>
          <table:table-cell table:formula="of:=[.B59]*[.$C$2]" office:value-type="float" office:value="0" calcext:value-type="float">
            <text:p>0</text:p>
          </table:table-cell>
          <table:table-cell table:formula="of:=[.A59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ITTY</text:p>
          </table:table-cell>
          <table:table-cell table:formula="of:=[.B60]*[.$C$2]" office:value-type="float" office:value="480" calcext:value-type="float">
            <text:p>480</text:p>
          </table:table-cell>
          <table:table-cell table:formula="of:=[.A60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ITTY</text:p>
          </table:table-cell>
          <table:table-cell table:formula="of:=[.B61]*[.$C$2]" office:value-type="float" office:value="960" calcext:value-type="float">
            <text:p>960</text:p>
          </table:table-cell>
          <table:table-cell table:formula="of:=[.A61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ITTY</text:p>
          </table:table-cell>
          <table:table-cell table:formula="of:=[.B62]*[.$C$2]" office:value-type="float" office:value="1440" calcext:value-type="float">
            <text:p>1440</text:p>
          </table:table-cell>
          <table:table-cell table:formula="of:=[.A62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ITTY</text:p>
          </table:table-cell>
          <table:table-cell table:formula="of:=[.B63]*[.$C$2]" office:value-type="float" office:value="1920" calcext:value-type="float">
            <text:p>1920</text:p>
          </table:table-cell>
          <table:table-cell table:formula="of:=[.A63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ITTY</text:p>
          </table:table-cell>
          <table:table-cell table:formula="of:=[.B64]*[.$C$2]" office:value-type="float" office:value="2400" calcext:value-type="float">
            <text:p>2400</text:p>
          </table:table-cell>
          <table:table-cell table:formula="of:=[.A64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TTY</text:p>
          </table:table-cell>
          <table:table-cell table:formula="of:=[.B65]*[.$C$2]" office:value-type="float" office:value="2880" calcext:value-type="float">
            <text:p>2880</text:p>
          </table:table-cell>
          <table:table-cell table:formula="of:=[.A65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ITTY</text:p>
          </table:table-cell>
          <table:table-cell table:formula="of:=[.B66]*[.$C$2]" office:value-type="float" office:value="3360" calcext:value-type="float">
            <text:p>3360</text:p>
          </table:table-cell>
          <table:table-cell table:formula="of:=[.A66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ITTY</text:p>
          </table:table-cell>
          <table:table-cell table:formula="of:=[.B67]*[.$C$2]" office:value-type="float" office:value="3840" calcext:value-type="float">
            <text:p>3840</text:p>
          </table:table-cell>
          <table:table-cell table:formula="of:=[.A67]*[.$D$2]" office:value-type="float" office:value="2766" calcext:value-type="float">
            <text:p>2766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ITTY</text:p>
          </table:table-cell>
          <table:table-cell table:formula="of:=[.B68]*[.$C$2]" office:value-type="float" office:value="0" calcext:value-type="float">
            <text:p>0</text:p>
          </table:table-cell>
          <table:table-cell table:formula="of:=[.A68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KITTY</text:p>
          </table:table-cell>
          <table:table-cell table:formula="of:=[.B69]*[.$C$2]" office:value-type="float" office:value="480" calcext:value-type="float">
            <text:p>480</text:p>
          </table:table-cell>
          <table:table-cell table:formula="of:=[.A69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ITTY</text:p>
          </table:table-cell>
          <table:table-cell table:formula="of:=[.B70]*[.$C$2]" office:value-type="float" office:value="960" calcext:value-type="float">
            <text:p>960</text:p>
          </table:table-cell>
          <table:table-cell table:formula="of:=[.A70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6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ITTY</text:p>
          </table:table-cell>
          <table:table-cell table:formula="of:=[.B71]*[.$C$2]" office:value-type="float" office:value="1440" calcext:value-type="float">
            <text:p>1440</text:p>
          </table:table-cell>
          <table:table-cell table:formula="of:=[.A71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6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KITTY</text:p>
          </table:table-cell>
          <table:table-cell table:formula="of:=[.B72]*[.$C$2]" office:value-type="float" office:value="1920" calcext:value-type="float">
            <text:p>1920</text:p>
          </table:table-cell>
          <table:table-cell table:formula="of:=[.A72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TTY_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ITTY</text:p>
          </table:table-cell>
          <table:table-cell table:formula="of:=[.B73]*[.$C$2]" office:value-type="float" office:value="2400" calcext:value-type="float">
            <text:p>2400</text:p>
          </table:table-cell>
          <table:table-cell table:formula="of:=[.A73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ITTY_6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TTY</text:p>
          </table:table-cell>
          <table:table-cell table:formula="of:=[.B74]*[.$C$2]" office:value-type="float" office:value="2880" calcext:value-type="float">
            <text:p>2880</text:p>
          </table:table-cell>
          <table:table-cell table:formula="of:=[.A74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ITTY_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ITTY</text:p>
          </table:table-cell>
          <table:table-cell table:formula="of:=[.B75]*[.$C$2]" office:value-type="float" office:value="3360" calcext:value-type="float">
            <text:p>3360</text:p>
          </table:table-cell>
          <table:table-cell table:formula="of:=[.A75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TTY_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ITTY</text:p>
          </table:table-cell>
          <table:table-cell table:formula="of:=[.B76]*[.$C$2]" office:value-type="float" office:value="3840" calcext:value-type="float">
            <text:p>3840</text:p>
          </table:table-cell>
          <table:table-cell table:formula="of:=[.A76]*[.$D$2]" office:value-type="float" office:value="3227" calcext:value-type="float">
            <text:p>3227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ITTY_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TTY</text:p>
          </table:table-cell>
          <table:table-cell table:formula="of:=[.B77]*[.$C$2]" office:value-type="float" office:value="0" calcext:value-type="float">
            <text:p>0</text:p>
          </table:table-cell>
          <table:table-cell table:formula="of:=[.A77]*[.$D$2]" office:value-type="float" office:value="3688" calcext:value-type="float">
            <text:p>3688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ITTY_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ITTY</text:p>
          </table:table-cell>
          <table:table-cell table:formula="of:=[.B78]*[.$C$2]" office:value-type="float" office:value="480" calcext:value-type="float">
            <text:p>480</text:p>
          </table:table-cell>
          <table:table-cell table:formula="of:=[.A78]*[.$D$2]" office:value-type="float" office:value="3688" calcext:value-type="float">
            <text:p>3688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TTY_7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ITTY</text:p>
          </table:table-cell>
          <table:table-cell table:formula="of:=[.B79]*[.$C$2]" office:value-type="float" office:value="960" calcext:value-type="float">
            <text:p>960</text:p>
          </table:table-cell>
          <table:table-cell table:formula="of:=[.A79]*[.$D$2]" office:value-type="float" office:value="3688" calcext:value-type="float">
            <text:p>3688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TTY_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ITTY</text:p>
          </table:table-cell>
          <table:table-cell table:formula="of:=[.B80]*[.$C$2]" office:value-type="float" office:value="1440" calcext:value-type="float">
            <text:p>1440</text:p>
          </table:table-cell>
          <table:table-cell table:formula="of:=[.A80]*[.$D$2]" office:value-type="float" office:value="3688" calcext:value-type="float">
            <text:p>3688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TTY_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ITTY</text:p>
          </table:table-cell>
          <table:table-cell table:formula="of:=[.B81]*[.$C$2]" office:value-type="float" office:value="1920" calcext:value-type="float">
            <text:p>1920</text:p>
          </table:table-cell>
          <table:table-cell table:formula="of:=[.A81]*[.$D$2]" office:value-type="float" office:value="3688" calcext:value-type="float">
            <text:p>3688</text:p>
          </table:table-cell>
          <table:table-cell table:formula="of:=[.$C$2]" office:value-type="float" office:value="480" calcext:value-type="float">
            <text:p>480</text:p>
          </table:table-cell>
          <table:table-cell table:formula="of:=[.$D$2]" office:value-type="float" office:value="461" calcext:value-type="float">
            <text:p>461</text:p>
          </table:table-cell>
          <table:table-cell table:formula="of:=[.$E$2]" office:value-type="float" office:value="242" calcext:value-type="float">
            <text:p>242</text:p>
          </table:table-cell>
          <table:table-cell table:formula="of:=[.$F$2]" office:value-type="float" office:value="440" calcext:value-type="float">
            <text:p>44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Sample Ani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5:16:14.340846975</meta:creation-date>
    <dc:date>2024-12-22T15:32:53.908760736</dc:date>
    <meta:editing-duration>PT16M39S</meta:editing-duration>
    <meta:editing-cycles>1</meta:editing-cycles>
    <meta:document-statistic meta:table-count="1" meta:cell-count="1182" meta:object-count="0"/>
    <meta:generator>LibreOffice/7.5.9.2$Linux_X86_64 LibreOffice_project/50$Build-2</meta:generator>
  </office:meta>
</office:document-meta>
</file>